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draw:stroke="solid" svg:stroke-width="0.071cm" svg:stroke-color="#000000" draw:marker-end="Arrowheads_20_24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808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draw:stroke-dash="Fine_20_Dashed_20__28_var_29_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objectwithoutfill">
      <style:graphic-properties svg:stroke-width="0.102cm" svg:stroke-color="#8000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Fine_20_Dashed_20__28_var_29_" svg:stroke-width="0.106cm" svg:stroke-color="#000000" draw:stroke-linejoin="miter" draw:fill="none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106cm" svg:stroke-color="#000000" draw:stroke-linejoin="miter" draw:fill="none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2">
      <style:graphic-properties draw:stroke="solid" draw:stroke-dash="Dash_20_6" svg:stroke-width="0.152cm" svg:stroke-color="#008080" draw:marker-start="" draw:marker-start-width="0.528cm" draw:marker-start-center="false" draw:marker-end="" draw:marker-end-width="0.528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01cm" fo:padding-bottom="0.201cm" fo:padding-left="0.326cm" fo:padding-right="0.3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objectwithoutfill">
      <style:graphic-properties draw:stroke="solid" draw:stroke-dash="Fine_20_Dashed_20__28_var_29_" svg:stroke-width="0.102cm" svg:stroke-color="#8000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2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simple" style:line-break="normal"/>
      <style:text-properties fo:font-family="Arial" style:font-family-generic="swiss" style:font-pitch="variable" fo:font-size="20pt" style:font-size-asian="20pt" style:font-size-complex="20pt"/>
    </style:style>
    <style:style style:name="P3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omments" draw:style-name="dp1" draw:master-page-name="Default" presentation:presentation-page-layout-name="AL1T1">
        <draw:line draw:style-name="gr1" draw:text-style-name="P1" draw:layer="layout" svg:x1="3.281cm" svg:y1="3.925cm" svg:x2="21.344cm" svg:y2="3.925cm">
          <text:p/>
        </draw:line>
        <draw:line draw:style-name="gr2" draw:text-style-name="P1" draw:layer="layout" svg:x1="3.349cm" svg:y1="6.465cm" svg:x2="21.414cm" svg:y2="6.465cm">
          <text:p/>
        </draw:line>
        <draw:line draw:style-name="gr3" draw:text-style-name="P1" draw:layer="layout" svg:x1="3.535cm" svg:y1="7.365cm" svg:x2="3.535cm" svg:y2="3.52cm">
          <text:p/>
        </draw:line>
        <draw:custom-shape draw:style-name="gr4" draw:text-style-name="P3" draw:layer="layout" svg:width="3.643cm" svg:height="1.053cm" draw:transform="rotate (1.5707963267946) translate (2.096cm 7.276cm)">
          <text:p text:style-name="P2"><text:span text:style-name="T1">Amplitude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292cm" svg:height="5.292cm" svg:x="3.871cm" svg:y="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23cm" svg:height="0.423cm" svg:x="5.753cm" svg:y="8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502cm" svg:height="1.127cm" svg:x="6.44cm" svg:y="10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5.504cm" svg:height="5.503cm" svg:x="9.95cm" svg:y="7.34cm">
          <draw:image xlink:href="Pictures/100002000000002000000020ADFB4DC3.gif" xlink:type="simple" xlink:show="embed" xlink:actuate="onLoad">
            <text:p/>
          </draw:image>
        </draw:frame>
        <draw:custom-shape draw:style-name="gr5" draw:text-style-name="P4" draw:layer="layout" svg:width="5.292cm" svg:height="5.292cm" svg:x="9.871cm" svg:y="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503cm" svg:height="1.013cm" svg:x="12.948cm" svg:y="10.1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4.133cm" svg:y1="8.331cm" svg:x2="21.502cm" svg:y2="8.331cm">
          <text:p/>
        </draw:line>
        <draw:custom-shape draw:style-name="gr5" draw:text-style-name="P4" draw:layer="layout" svg:width="5.292cm" svg:height="5.292cm" svg:x="15.971cm" svg:y="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87cm" svg:height="1.187cm" svg:x="17.453cm" svg:y="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505cm" svg:height="1.015cm" svg:x="18.718cm" svg:y="10.1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11" draw:layer="layout" svg:width="4.199cm" svg:height="2.539cm" svg:x="4.405cm" svg:y="3.925cm" svg:viewBox="0 0 4200 2540" draw:points="0,2540 1300,2540 1300,0 1800,0 1800,2540 4200,2540">
          <text:p/>
        </draw:polyline>
        <draw:path draw:style-name="gr11" draw:layer="layout" svg:width="4.199cm" svg:height="2.924cm" svg:x="10.405cm" svg:y="3.884cm" svg:viewBox="0 0 4200 2925" svg:d="m0 2581c0 0 691 378 900 0 331-600 191-1517 367-2011 333-987 600-512 776 71 317 741 113 1930 882 2284 670-344 1275-344 1275-344">
          <text:p/>
        </draw:path>
        <draw:line draw:style-name="gr1" draw:text-style-name="P1" draw:layer="layout" svg:x1="5.705cm" svg:y1="6.095cm" svg:x2="5.705cm" svg:y2="8.665cm">
          <text:p/>
        </draw:line>
        <draw:line draw:style-name="gr9" draw:text-style-name="P1" draw:layer="layout" svg:x1="6.205cm" svg:y1="6.095cm" svg:x2="6.205cm" svg:y2="8.665cm">
          <text:p/>
        </draw:line>
        <draw:line draw:style-name="gr9" draw:text-style-name="P1" draw:layer="layout" svg:x1="4.405cm" svg:y1="6.095cm" svg:x2="4.405cm" svg:y2="8.665cm">
          <text:p/>
        </draw:line>
        <draw:line draw:style-name="gr9" draw:text-style-name="P1" draw:layer="layout" svg:x1="8.605cm" svg:y1="6.095cm" svg:x2="8.605cm" svg:y2="8.665cm">
          <text:p/>
        </draw:line>
        <draw:line draw:style-name="gr9" draw:text-style-name="P1" draw:layer="layout" svg:x1="11.305cm" svg:y1="6.095cm" svg:x2="11.305cm" svg:y2="8.665cm">
          <text:p/>
        </draw:line>
        <draw:line draw:style-name="gr9" draw:text-style-name="P1" draw:layer="layout" svg:x1="12.905cm" svg:y1="6.095cm" svg:x2="12.905cm" svg:y2="8.665cm">
          <text:p/>
        </draw:line>
        <draw:line draw:style-name="gr9" draw:text-style-name="P1" draw:layer="layout" svg:x1="10.405cm" svg:y1="6.095cm" svg:x2="10.405cm" svg:y2="8.665cm">
          <text:p/>
        </draw:line>
        <draw:line draw:style-name="gr9" draw:text-style-name="P1" draw:layer="layout" svg:x1="14.605cm" svg:y1="6.095cm" svg:x2="14.605cm" svg:y2="8.665cm">
          <text:p/>
        </draw:line>
        <draw:line draw:style-name="gr9" draw:text-style-name="P1" draw:layer="layout" svg:x1="17.405cm" svg:y1="6.095cm" svg:x2="17.405cm" svg:y2="8.665cm">
          <text:p/>
        </draw:line>
        <draw:line draw:style-name="gr9" draw:text-style-name="P1" draw:layer="layout" svg:x1="18.705cm" svg:y1="6.095cm" svg:x2="18.705cm" svg:y2="8.665cm">
          <text:p/>
        </draw:line>
        <draw:line draw:style-name="gr9" draw:text-style-name="P1" draw:layer="layout" svg:x1="16.505cm" svg:y1="6.095cm" svg:x2="16.505cm" svg:y2="8.665cm">
          <text:p/>
        </draw:line>
        <draw:line draw:style-name="gr9" draw:text-style-name="P1" draw:layer="layout" svg:x1="20.705cm" svg:y1="6.095cm" svg:x2="20.705cm" svg:y2="8.665cm">
          <text:p/>
        </draw:line>
        <draw:line draw:style-name="gr9" draw:text-style-name="P1" draw:layer="layout" svg:x1="12.005cm" svg:y1="6.095cm" svg:x2="12.005cm" svg:y2="8.665cm">
          <text:p/>
        </draw:line>
        <draw:custom-shape draw:style-name="gr12" draw:text-style-name="P4" draw:layer="layout" svg:width="1.826cm" svg:height="1.697cm" svg:x="17.124cm" svg:y="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81cm" svg:height="0.863cm" svg:x="17.624cm" svg:y="7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18.905cm" svg:y1="5.848cm" svg:x2="18.905cm" svg:y2="8.665cm">
            <text:p/>
          </draw:line>
          <draw:line draw:style-name="gr9" draw:text-style-name="P1" draw:layer="layout" svg:x1="17.205cm" svg:y1="5.848cm" svg:x2="17.205cm" svg:y2="8.665cm">
            <text:p/>
          </draw:line>
        </draw:g>
        <draw:g>
          <draw:line draw:style-name="gr9" draw:text-style-name="P1" draw:layer="layout" svg:x1="17.605cm" svg:y1="4.155cm" svg:x2="17.605cm" svg:y2="8.665cm">
            <text:p/>
          </draw:line>
          <draw:line draw:style-name="gr9" draw:text-style-name="P1" draw:layer="layout" svg:x1="18.505cm" svg:y1="4.155cm" svg:x2="18.505cm" svg:y2="8.665cm">
            <text:p/>
          </draw:line>
        </draw:g>
        <draw:g>
          <draw:line draw:style-name="gr14" draw:text-style-name="P5" draw:layer="layout" svg:x1="20.412cm" svg:y1="6.212cm" svg:x2="20.412cm" svg:y2="6.699cm">
            <text:p/>
          </draw:line>
          <draw:line draw:style-name="gr15" draw:text-style-name="P5" draw:layer="layout" svg:x1="20.212cm" svg:y1="6.212cm" svg:x2="20.636cm" svg:y2="6.212cm">
            <text:p/>
          </draw:line>
          <draw:line draw:style-name="gr16" draw:text-style-name="P5" draw:layer="layout" svg:x1="20.213cm" svg:y1="6.699cm" svg:x2="20.637cm" svg:y2="6.699cm">
            <text:p/>
          </draw:line>
        </draw:g>
        <draw:g>
          <draw:line draw:style-name="gr17" draw:text-style-name="P5" draw:layer="layout" svg:x1="19.813cm" svg:y1="6.212cm" svg:x2="19.813cm" svg:y2="6.699cm">
            <text:p/>
          </draw:line>
          <draw:line draw:style-name="gr18" draw:text-style-name="P5" draw:layer="layout" svg:x1="19.613cm" svg:y1="6.212cm" svg:x2="20.037cm" svg:y2="6.212cm">
            <text:p/>
          </draw:line>
          <draw:line draw:style-name="gr19" draw:text-style-name="P5" draw:layer="layout" svg:x1="19.614cm" svg:y1="6.699cm" svg:x2="20.038cm" svg:y2="6.699cm">
            <text:p/>
          </draw:line>
        </draw:g>
        <draw:g>
          <draw:line draw:style-name="gr20" draw:text-style-name="P5" draw:layer="layout" svg:x1="19.213cm" svg:y1="6.212cm" svg:x2="19.213cm" svg:y2="6.699cm">
            <text:p/>
          </draw:line>
          <draw:line draw:style-name="gr21" draw:text-style-name="P5" draw:layer="layout" svg:x1="19.013cm" svg:y1="6.212cm" svg:x2="19.437cm" svg:y2="6.212cm">
            <text:p/>
          </draw:line>
          <draw:line draw:style-name="gr22" draw:text-style-name="P5" draw:layer="layout" svg:x1="19.014cm" svg:y1="6.699cm" svg:x2="19.438cm" svg:y2="6.699cm">
            <text:p/>
          </draw:line>
        </draw:g>
        <draw:g>
          <draw:line draw:style-name="gr23" draw:text-style-name="P5" draw:layer="layout" svg:x1="18.303cm" svg:y1="3.536cm" svg:x2="18.303cm" svg:y2="4.378cm">
            <text:p/>
          </draw:line>
          <draw:line draw:style-name="gr24" draw:text-style-name="P5" draw:layer="layout" svg:x1="18.103cm" svg:y1="3.536cm" svg:x2="18.527cm" svg:y2="3.536cm">
            <text:p/>
          </draw:line>
          <draw:line draw:style-name="gr25" draw:text-style-name="P5" draw:layer="layout" svg:x1="18.104cm" svg:y1="4.378cm" svg:x2="18.528cm" svg:y2="4.378cm">
            <text:p/>
          </draw:line>
        </draw:g>
        <draw:g>
          <draw:line draw:style-name="gr26" draw:text-style-name="P5" draw:layer="layout" svg:x1="17.112cm" svg:y1="6.213cm" svg:x2="17.112cm" svg:y2="6.7cm">
            <text:p/>
          </draw:line>
          <draw:line draw:style-name="gr27" draw:text-style-name="P5" draw:layer="layout" svg:x1="16.912cm" svg:y1="6.213cm" svg:x2="17.336cm" svg:y2="6.213cm">
            <text:p/>
          </draw:line>
          <draw:line draw:style-name="gr28" draw:text-style-name="P5" draw:layer="layout" svg:x1="16.913cm" svg:y1="6.7cm" svg:x2="17.337cm" svg:y2="6.7cm">
            <text:p/>
          </draw:line>
        </draw:g>
        <draw:g>
          <draw:line draw:style-name="gr29" draw:text-style-name="P5" draw:layer="layout" svg:x1="16.613cm" svg:y1="6.213cm" svg:x2="16.613cm" svg:y2="6.7cm">
            <text:p/>
          </draw:line>
          <draw:line draw:style-name="gr30" draw:text-style-name="P5" draw:layer="layout" svg:x1="16.413cm" svg:y1="6.213cm" svg:x2="16.837cm" svg:y2="6.213cm">
            <text:p/>
          </draw:line>
          <draw:line draw:style-name="gr31" draw:text-style-name="P5" draw:layer="layout" svg:x1="16.414cm" svg:y1="6.7cm" svg:x2="16.838cm" svg:y2="6.7cm">
            <text:p/>
          </draw:line>
        </draw:g>
        <draw:g>
          <draw:line draw:style-name="gr32" draw:text-style-name="P5" draw:layer="layout" svg:x1="17.804cm" svg:y1="3.536cm" svg:x2="17.804cm" svg:y2="4.378cm">
            <text:p/>
          </draw:line>
          <draw:line draw:style-name="gr33" draw:text-style-name="P5" draw:layer="layout" svg:x1="17.604cm" svg:y1="3.536cm" svg:x2="18.028cm" svg:y2="3.536cm">
            <text:p/>
          </draw:line>
          <draw:line draw:style-name="gr34" draw:text-style-name="P5" draw:layer="layout" svg:x1="17.605cm" svg:y1="4.378cm" svg:x2="18.029cm" svg:y2="4.378cm">
            <text:p/>
          </draw:line>
        </draw:g>
        <draw:g>
          <draw:line draw:style-name="gr35" draw:text-style-name="P5" draw:layer="layout" svg:x1="18.705cm" svg:y1="4.155cm" svg:x2="18.705cm" svg:y2="6.044cm">
            <text:p/>
          </draw:line>
          <draw:line draw:style-name="gr36" draw:text-style-name="P5" draw:layer="layout" svg:x1="18.505cm" svg:y1="4.155cm" svg:x2="18.929cm" svg:y2="4.155cm">
            <text:p/>
          </draw:line>
          <draw:line draw:style-name="gr37" draw:text-style-name="P5" draw:layer="layout" svg:x1="18.506cm" svg:y1="6.044cm" svg:x2="18.93cm" svg:y2="6.044cm">
            <text:p/>
          </draw:line>
        </draw:g>
        <draw:g>
          <draw:line draw:style-name="gr38" draw:text-style-name="P5" draw:layer="layout" svg:x1="17.406cm" svg:y1="4.156cm" svg:x2="17.406cm" svg:y2="6.045cm">
            <text:p/>
          </draw:line>
          <draw:line draw:style-name="gr39" draw:text-style-name="P5" draw:layer="layout" svg:x1="17.206cm" svg:y1="4.156cm" svg:x2="17.63cm" svg:y2="4.156cm">
            <text:p/>
          </draw:line>
          <draw:line draw:style-name="gr40" draw:text-style-name="P5" draw:layer="layout" svg:x1="17.207cm" svg:y1="6.045cm" svg:x2="17.631cm" svg:y2="6.045cm">
            <text:p/>
          </draw:line>
        </draw:g>
        <draw:polyline draw:style-name="gr41" draw:layer="layout" svg:width="4.199cm" svg:height="2.539cm" svg:x="16.505cm" svg:y="3.925cm" svg:viewBox="0 0 4200 2540" draw:points="0,2540 900,2540 900,0 2200,0 2200,2540 4200,2540">
          <text:p/>
        </draw:polyline>
        <presentation:notes draw:style-name="dp2">
          <draw:page-thumbnail draw:style-name="gr42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4" draw:display-name="Arrowheads 24" svg:viewBox="0 0 355 355" svg:d="m178 0 177 355h-355z"/>
    <draw:stroke-dash draw:name="Dash_20_5" draw:display-name="Dash 5" draw:style="rect" draw:dots2="1" draw:dots2-length="0.211cm" draw:distance="0.079cm"/>
    <draw:stroke-dash draw:name="Dash_20_6" draw:display-name="Dash 6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1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2" draw:text-style-name="MP3" draw:layer="backgroundobjects" svg:width="8.255cm" svg:height="1.271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p text:style-name="MP5"><text:span text:style-name="M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8-11-23T08:58:46.62</dc:date>
    <meta:editing-cycles>23</meta:editing-cycles>
    <meta:editing-duration>PT07H20M15S</meta:editing-duration>
    <meta:generator>OpenOffice.org/3.0$Win32 OpenOffice.org_project/300m9$Build-9358</meta:generator>
    <meta:document-statistic meta:object-count="98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x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x}_t^{(k)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tyle math:fontweight="bold">
          <math:mrow>
            <math:mi>x</math:mi>
          </math:mrow>
        </math:mstyle>
        <math:mo math:stretchy="false">ˆ</math:mo>
      </math:mover>
      <math:mrow>
        <math:mo math:stretchy="false">(</math:mo>
        <math:mi>k</math:mi>
        <math:mo math:stretchy="false">)</math:mo>
      </math:mrow>
    </math:msup>
    <math:annotation math:encoding="StarMath 5.0">{hat{bold x}}^{(k)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tyle math:fontweight="bold">
          <math:mrow>
            <math:mi>x</math:mi>
          </math:mrow>
        </math:mstyle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{bold x}}^{(k)}
</math:annotation>
  </math:semantics>
</math:math>
</file>